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314.5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54.4pt"/>
    </style:style>
    <style:style style:name="co13" style:family="table-column">
      <style:table-column-properties fo:break-before="auto" style:column-width="655.46pt"/>
    </style:style>
    <style:style style:name="co14" style:family="table-column">
      <style:table-column-properties fo:break-before="auto" style:column-width="54.34pt"/>
    </style:style>
    <style:style style:name="co15" style:family="table-column">
      <style:table-column-properties fo:break-before="auto" style:column-width="326.1pt"/>
    </style:style>
    <style:style style:name="co16" style:family="table-column">
      <style:table-column-properties fo:break-before="auto" style:column-width="51.11pt"/>
    </style:style>
    <style:style style:name="co17" style:family="table-column">
      <style:table-column-properties fo:break-before="auto" style:column-width="221.81pt"/>
    </style:style>
    <style:style style:name="co18" style:family="table-column">
      <style:table-column-properties fo:break-before="auto" style:column-width="429.79pt"/>
    </style:style>
    <style:style style:name="co19" style:family="table-column">
      <style:table-column-properties fo:break-before="auto" style:column-width="74.81pt"/>
    </style:style>
    <style:style style:name="co20" style:family="table-column">
      <style:table-column-properties fo:break-before="auto" style:column-width="35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ext-properties fo:font-weight="normal" style:font-weight-asian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Info &amp; Todo's" table:style-name="ta1">
        <table:table-column table:style-name="co1" table:number-columns-repeated="3" table:default-cell-style-name="Default"/>
        <table:table-row table:style-name="ro1">
          <table:table-cell table:style-name="ce15" office:value-type="string" calcext:value-type="string">
            <text:p>Last Updated</text:p>
          </table:table-cell>
          <table:table-cell table:style-name="ce16" office:value-type="date" office:date-value="2018-11-05" calcext:value-type="date">
            <text:p>11/05/18</text:p>
          </table:table-cell>
          <table:table-cell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original from SDQL spreadsheet</text:p>
          </table:table-cell>
        </table:table-row>
        <table:table-row table:style-name="ro1">
          <table:table-cell office:value-type="string" calcext:value-type="string">
            <text:p>NCAABB</text:p>
          </table:table-cell>
          <table:table-cell table:style-name="ce16" office:value-type="string" calcext:value-type="string">
            <text:p>11/10 – filtered the good ones from sdql original</text:p>
          </table:table-cell>
          <table:table-cell office:value-type="string" calcext:value-type="string">
            <text:p>Updated and scanned through queries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NCAAFB</text:p>
          </table:table-cell>
          <table:table-cell table:style-name="ce16" office:value-type="string" calcext:value-type="string">
            <text:p>11/6/2018 added my own 3. <text:s/>Still need to see if useful ones from original SBR sheet</text:p>
          </table:table-cell>
          <table:table-cell/>
        </table:table-row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11/16 – filtered the good ones from sdql original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11/16 – found 1st one onli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analyze queries from SDQL original spreadsheet, filter them out by validity, and put good ones here in this shee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TODO by 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tle down NBA</text:p>
          </table:table-cell>
          <table:table-cell table:number-columns-repeated="2"/>
        </table:table-row>
      </table:table>
      <table:table table:name="NBA" table:style-name="ta1" table:print="false"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SD 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Confidence (1-5)</text:p>
          </table:table-cell>
          <table:table-cell table:style-name="ce17" office:value-type="string" calcext:value-type="string">
            <text:p>ID Code</text:p>
          </table:table-cell>
          <table:table-cell table:style-name="ce17" office:value-type="string" calcext:value-type="string">
            <text:p>Contributed by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op:overtime&gt;0 and o:rest=0 and A and playoffs=0</text:p>
          </table:table-cell>
          <table:table-cell office:value-type="string" calcext:value-type="string">
            <text:p><text:a xlink:href="http://sportsdatabase.com/nba/query?output=default&amp;sdql=op:overtime%3E0+and+o:rest=0+and+A+and+playoffs=0&amp;submit=++S+D+Q+L+!++" xlink:type="simple">Link</text:a></text:p>
          </table:table-cell>
          <table:table-cell office:value-type="string" calcext:value-type="string">
            <text:p>If opponent previous was overtime and they have no rest and awa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1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line&gt;10 and o:rest&lt;3 and playoffs=0</text:p>
          </table:table-cell>
          <table:table-cell office:value-type="string" calcext:value-type="string">
            <text:p><text:a xlink:href="http://sportsdatabase.com/nba/query?output=default&amp;sdql=H+and+line%3E10+and+o:rest%3C3+and+playoffs=0&amp;submit=++S+D+Q+L+!++" xlink:type="simple">Link</text:a></text:p>
          </table:table-cell>
          <table:table-cell office:value-type="string" calcext:value-type="string">
            <text:p>Home and line more than 10 with opponent less than 3 days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2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A and op:fouls&lt;=14 and op:AD and line&lt;=8 <text:s/>and line&gt;=7 and playoffs=0</text:p>
          </table:table-cell>
          <table:table-cell office:value-type="string" calcext:value-type="string">
            <text:p><text:a xlink:href="http://sportsdatabase.com/nba/query?output=default&amp;sdql=A+and+op:fouls%3C=14+and+op:AD+and+line%3C=8++and+line%3E=7+and+playoffs=0&amp;submit=++S+D+Q+L+!++" xlink:type="simple">Link</text:a></text:p>
          </table:table-cell>
          <table:table-cell office:value-type="string" calcext:value-type="string">
            <text:p>The less fouls opponent commited last game the bet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688" calcext:value-type="percentage">
            <text:p>68.80%</text:p>
          </table:table-cell>
          <table:table-cell office:value-type="string" calcext:value-type="string">
            <text:p>A and -3&gt;=line&gt;-10 and Average(margin@team and season and A)&gt;=-2 and rest&lt;2 and game number&gt;16 and p:points&gt;104 and pp:points&gt;104 and ppp:points&gt;104 and playoffs=0</text:p>
          </table:table-cell>
          <table:table-cell office:value-type="string" calcext:value-type="string">
            <text:p><text:a xlink:href="http://sportsdatabase.com/nba/query?output=default&amp;sdql=A+and+-3%3E=line%3E-10+and+Average(margin@team+and+season+and+A)%3E=-2+and+rest%3C2+and+game+number%3E16+and+p:points%3E104+and+pp:points%3E104+and+ppp:points%3E104+and+playoffs=0&amp;submit=++S+D+Q+L+!++" xlink:type="simple">Link</text:a>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NBA2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AF and (ats streak)&lt;=-1 and 1&lt;=(o:ats streak)&lt;=3 and season&gt;=2007 and p:A and playoffs=0</text:p>
          </table:table-cell>
          <table:table-cell office:value-type="string" calcext:value-type="string">
            <text:p><text:a xlink:href="http://sportsdatabase.com/nba/query?output=default&amp;sdql=AF+and+(ats+streak)%3C=-1+and+1%3C=(o:ats+streak)%3C=3+and+season%3E=2007+and+p:A+and+playoffs=0&amp;submit=++S+D+Q+L+!++" xlink:type="simple">Link</text:a></text:p>
          </table:table-cell>
          <table:table-cell office:value-type="string" calcext:value-type="string">
            <text:p>Based on team having losing streak ATS and opponent on winning ATS spr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3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AF and p:AFL and season&gt;=2007 and playoffs=0</text:p>
          </table:table-cell>
          <table:table-cell office:value-type="string" calcext:value-type="string">
            <text:p><text:a xlink:href="http://sportsdatabase.com/nba/query?output=default&amp;sdql=AF+and+p:AFL+and+season%3E=2007+and+playoffs=0&amp;submit=++S+D+Q+L+!++" xlink:type="simple">Link</text:a></text:p>
          </table:table-cell>
          <table:table-cell office:value-type="string" calcext:value-type="string">
            <text:p>Coming off a loss as an away favorite and favorited again on the ro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percentage" office:value="0.655" calcext:value-type="percentage">
            <text:p>65.50%</text:p>
          </table:table-cell>
          <table:table-cell office:value-type="string" calcext:value-type="string">
            <text:p>A and Average(margin@o:team and season)&gt;=6 and op:W and op:margin&lt;=4 and playoffs=0</text:p>
          </table:table-cell>
          <table:table-cell office:value-type="string" calcext:value-type="string">
            <text:p><text:a xlink:href="http://sportsdatabase.com/nba/query?output=default&amp;sdql=A+and+Average(margin@o:team+and+season)%3E=6+and+op:W+and+op:margin%3C=4+and+playoffs=0&amp;submit=++S+D+Q+L+!++" xlink:type="simple">Link</text:a>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BA1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 and WP&lt;50 and o:WP&gt;50 and (ats streak)&lt;0 and (o:ats streak)&gt;0 and on:H and 10&lt;=game number&lt;=60 and season&gt;2000 and playoffs=0</text:p>
          </table:table-cell>
          <table:table-cell office:value-type="string" calcext:value-type="string">
            <text:p><text:a xlink:href="http://sportsdatabase.com/nba/query?output=default&amp;sdql=A+and+WP%3C50+and+o:WP%3E50+and+(ats+streak)%3C0+and+(o:ats+streak)%3E0+and+on:H+and+10%3C=game+number%3C=60+and+season%3E2000+and+playoffs=0&amp;submit=++S+D+Q+L+!++" xlink:type="simple">Link</text:a></text:p>
          </table:table-cell>
          <table:table-cell office:value-type="string" calcext:value-type="string">
            <text:p>Losing team on losing ATS streak against winning team on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7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percentage" office:value="0.684" calcext:value-type="percentage">
            <text:p>68.40%</text:p>
          </table:table-cell>
          <table:table-cell office:value-type="string" calcext:value-type="string">
            <text:p>A and tA(points)&gt;=102 and oA(o:points)&gt;= 102 and op:W and p:points&gt;=100 and pp:points&gt;=100 and (game number)&gt;15 and playoffs=0</text:p>
          </table:table-cell>
          <table:table-cell office:value-type="string" calcext:value-type="string">
            <text:p><text:a xlink:href="http://sportsdatabase.com/nba/query?output=default&amp;sdql=A+and+tA(points)%3E=102+and+oA(o:points)%3E=+102+and+op:W+and+p:points%3E=100+and+pp:points%3E=100+and+(game+number)%3E15+and+playoffs=0&amp;submit=++S+D+Q+L+!++" xlink:type="simple">Link</text:a></text:p>
          </table:table-cell>
          <table:table-cell office:value-type="string" calcext:value-type="string">
            <text:p>Huge uptick in win percentage if add op:A (to 74.1%) -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percentage" office:value="0.556" calcext:value-type="percentage">
            <text:p>55.60%</text:p>
          </table:table-cell>
          <table:table-cell office:value-type="string" calcext:value-type="string">
            <text:p>(op:ou margin)&gt;10 and o:rest=0 and P:W and line&gt;-3 and season&gt;2000 and playoffs=0</text:p>
          </table:table-cell>
          <table:table-cell office:value-type="string" calcext:value-type="string">
            <text:p><text:a xlink:href="http://sportsdatabase.com/nba/query?output=default&amp;sdql=(op:ou+margin)%3E10+and+o:rest=0+and+P:W+and+line%3E-3+and+season%3E2000+and+playoffs=0&amp;submit=++S+D+Q+L+!++" xlink:type="simple">Link</text:a></text:p>
          </table:table-cell>
          <table:table-cell table:style-name="ce22" office:value-type="string" calcext:value-type="string">
            <text:p>Lot of points scored by opponent night before and an underdog and won previous matchup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2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AD and p:margin&lt;=-13 and tA(points)&gt;=100 and o:WP&gt;=60 and (game number)&gt;10 and rest&gt;0 and playoffs=0</text:p>
          </table:table-cell>
          <table:table-cell office:value-type="string" calcext:value-type="string">
            <text:p><text:a xlink:href="http://sportsdatabase.com/nba/query?output=default&amp;sdql=AD+and+p:margin%3C=-13+and+tA(points)%3E=100+and+o:WP%3E=60+and+(game+number)%3E10+and+rest%3E0+and+playoffs=0&amp;submit=++S+D+Q+L+!++" xlink:type="simple">Link</text:a></text:p>
          </table:table-cell>
          <table:table-cell office:value-type="string" calcext:value-type="string">
            <text:p>Away dog lost bad in last game and playing a good oppon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F and WP&gt;70 and (game number)&gt;=20 and p:LF and line&lt;=-10 and playoffs=0</text:p>
          </table:table-cell>
          <table:table-cell office:value-type="string" calcext:value-type="string">
            <text:p><text:a xlink:href="http://sportsdatabase.com/nba/query?output=default&amp;sdql=HF+and+WP%3E70+and+(game+number)%3E=20+and+p:LF+and+line%3C=-10+and+playoffs=0&amp;submit=++S+D+Q+L+!++" xlink:type="simple">Link</text:a></text:p>
          </table:table-cell>
          <table:table-cell office:value-type="string" calcext:value-type="string">
            <text:p>Good home favorite team lost last game and double digit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F or HD) and (op:margin after the third)&gt;=5 and op:HL and o:rest=0 and playoffs=0</text:p>
          </table:table-cell>
          <table:table-cell office:value-type="string" calcext:value-type="string">
            <text:p><text:a xlink:href="http://sportsdatabase.com/nba/query?output=default&amp;sdql=(F+or+HD)+and+(op:margin+after+the+third)%3E=5+and+op:HL+and+o:rest=0+and+playoffs=0&amp;submit=++S+D+Q+L+!++" xlink:type="simple">Link</text:a></text:p>
          </table:table-cell>
          <table:table-cell office:value-type="string" calcext:value-type="string">
            <text:p>Play F or HD where opp coming off a loss at home where they were leading handily in 3<text:span text:style-name="T1">rd</text:span> qt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4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(AD or HF) and p:PTP&gt;=33 and pp:PTP&gt;=33 and (p:W or p:FL) and o:rest&lt;=1 and playoffs=0</text:p>
          </table:table-cell>
          <table:table-cell office:value-type="string" calcext:value-type="string">
            <text:p><text:a xlink:href="http://sportsdatabase.com/nba/query?output=default&amp;sdql=(AD+or+HF)+and+p:PTP%3E=33+and+pp:PTP%3E=33+and+(p:W+or+p:FL)+and+o:rest%3C=1+and+playoffs=0&amp;submit=++S+D+Q+L+!++" xlink:type="simple">Link</text:a></text:p>
          </table:table-cell>
          <table:table-cell office:value-type="string" calcext:value-type="string">
            <text:p>Don't really understand why this one hits, but it do!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percentage" office:value="0.597" calcext:value-type="percentage">
            <text:p>59.70%</text:p>
          </table:table-cell>
          <table:table-cell office:value-type="string" calcext:value-type="string">
            <text:p>AD and (o:rest=0 or rest&gt;=1) and (ats streak)&lt;0 and 0&lt;o:ats streak and line&gt;=12 and playoffs=0</text:p>
          </table:table-cell>
          <table:table-cell office:value-type="string" calcext:value-type="string">
            <text:p><text:a xlink:href="http://sportsdatabase.com/nba/query?output=default&amp;sdql=AD+and+(o:rest=0+or+rest%3E=1)+and+(ats+streak)%3C0+and+0%3Co:ats+streak+and+line%3E=12+and+playoffs=0&amp;submit=++S+D+Q+L+!++" xlink:type="simple">Link</text:a></text:p>
          </table:table-cell>
          <table:table-cell office:value-type="string" calcext:value-type="string">
            <text:p>Away dog with rest or opponent no rest with losing ATS streak against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rest&gt;0 and streak&gt;=2 and p:margin&gt;9 and line&lt;-4 and season&gt;2000 and playoffs=0</text:p>
          </table:table-cell>
          <table:table-cell office:value-type="string" calcext:value-type="string">
            <text:p><text:a xlink:href="http://sportsdatabase.com/nba/query?output=default&amp;sdql=A+and+rest%3E0+and+streak%3E=2+and+p:margin%3E9+and+line%3C-4+and+season%3E2000+and+playoffs=0&amp;submit=++S+D+Q+L+!++" xlink:type="simple">Link</text:a></text:p>
          </table:table-cell>
          <table:table-cell office:value-type="string" calcext:value-type="string">
            <text:p>Away favorite of 5 or more points and on rest with a win streak and won big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percentage" office:value="0.702" calcext:value-type="percentage">
            <text:p>70.20%</text:p>
          </table:table-cell>
          <table:table-cell office:value-type="string" calcext:value-type="string">
            <text:p>A and p:M2&lt;=-10 and pp:M2&lt;=-10 and tA(o:points)&gt;=103 and (game number)&gt;15 and playoffs=0</text:p>
          </table:table-cell>
          <table:table-cell office:value-type="string" calcext:value-type="string">
            <text:p><text:a xlink:href="http://sportsdatabase.com/nba/query?output=default&amp;sdql=A+and+p:M2%3C=-10+and+pp:M2%3C=-10+and+tA(o:points)%3E=103+and+(game+number)%3E15+and+playoffs=0&amp;submit=++S+D+Q+L+!++" xlink:type="simple">Link</text:a></text:p>
          </table:table-cell>
          <table:table-cell office:value-type="string" calcext:value-type="string">
            <text:p>Not sure why this one works – Play team getting blown out at last two halfti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AF and P:season=season and (P:points in the paint)&gt;(Po:points in the paint) and P:L and playoffs=0</text:p>
          </table:table-cell>
          <table:table-cell office:value-type="string" calcext:value-type="string">
            <text:p><text:a xlink:href="http://sportsdatabase.com/nba/query?output=default&amp;sdql=AF+and+P:season=season+and+(P:points+in+the+paint)%3E(Po:points+in+the+paint)+and+P:L+and+playoffs=0&amp;submit=++S+D+Q+L+!++" xlink:type="simple">Link</text:a></text:p>
          </table:table-cell>
          <table:table-cell office:value-type="string" calcext:value-type="string">
            <text:p>Gets better the larger the spread is-Points in paint more than opponent in last matchup as A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percentage" office:value="0.608" calcext:value-type="percentage">
            <text:p>60.80%</text:p>
          </table:table-cell>
          <table:table-cell office:value-type="string" calcext:value-type="string">
            <text:p>AF and op:W and op:margin&lt;=3 and playoffs=0</text:p>
          </table:table-cell>
          <table:table-cell office:value-type="string" calcext:value-type="string">
            <text:p><text:a xlink:href="http://sportsdatabase.com/nba/query?output=default&amp;sdql=AF+and+op:W+and+op:margin%3C=3+and+playoffs=0&amp;submit=++S+D+Q+L+!++" xlink:type="simple">Link</text:a></text:p>
          </table:table-cell>
          <table:table-cell office:value-type="string" calcext:value-type="string">
            <text:p>Play away fav against opponent coming off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5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p:line &lt;=-10.5 and line&lt;=-10.5 and p:M1&gt;0 and p:M2&gt;0 and p:M3&gt;0 and p:W and po:WP&lt;35and o:WP&lt;35 and (game number)&gt;15 and playoffs=0</text:p>
          </table:table-cell>
          <table:table-cell office:value-type="string" calcext:value-type="string">
            <text:p><text:a xlink:href="http://sportsdatabase.com/nba/query?output=default&amp;sdql=AF+and+op:WP%3C50+and+(game+number)%3E15+and+op:margin%3C4+and+op:HW+and+playoffs=0&amp;submit=++S+D+Q+L+!++" xlink:type="simple">Link</text:a></text:p>
          </table:table-cell>
          <table:table-cell table:style-name="ce22" office:value-type="string" calcext:value-type="string">
            <text:p>Fade team big favs in this game and previous and led all 4 quarters in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6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(tA(P4) - 5) &gt; oA(P4) and (game number)&gt;=10 and playoffs=0 and A</text:p>
          </table:table-cell>
          <table:table-cell office:value-type="string" calcext:value-type="string">
            <text:p><text:a xlink:href="http://sportsdatabase.com/nba/query?output=default&amp;sdql=(tA(P4)+-+5)+%3E+oA(P4)+and+(game+number)%3E=10+and+playoffs=0+and+A&amp;submit=++S+D+Q+L+!++" xlink:type="simple">Link</text:a></text:p>
          </table:table-cell>
          <table:table-cell office:value-type="string" calcext:value-type="string">
            <text:p>Teams better in the 4<text:span text:style-name="T1">th</text:span> quarter tend to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72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F and tA(FTA)&gt;=25.5 and oA(FTA)&lt;=21 and playoffs=0</text:p>
          </table:table-cell>
          <table:table-cell office:value-type="string" calcext:value-type="string">
            <text:p><text:a xlink:href="http://sportsdatabase.com/nba/query?output=default&amp;sdql=AF+and+tA(FTA)%3E=25.5+and+oA(FTA)%3C=21+and+playoffs=0&amp;submit=++S+D+Q+L+!++" xlink:type="simple">Link</text:a></text:p>
          </table:table-cell>
          <table:table-cell office:value-type="string" calcext:value-type="string">
            <text:p>Play Away fav shooting more free throws than opponen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7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p:AFL and pp:HFW and ppp:FW and season&gt;2000 and playoffs=0</text:p>
          </table:table-cell>
          <table:table-cell office:value-type="string" calcext:value-type="string">
            <text:p><text:a xlink:href="http://sportsdatabase.com/nba/query?output=default&amp;sdql=p:AFL+and+pp:HFW+and+ppp:FW+and+season%3E2000+and+playoffs=0&amp;submit=++S+D+Q+L+!++" xlink:type="simple">Link</text:a></text:p>
          </table:table-cell>
          <table:table-cell office:value-type="string" calcext:value-type="string">
            <text:p>Related to the AFL query (NBA4) with a different take based on previous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0</text:p>
          </table:table-cell>
          <table:table-cell office:value-type="string" calcext:value-type="string">
            <text:p>FunkFreaker</text:p>
          </table:table-cell>
          <table:table-cell office:value-type="string" calcext:value-type="string">
            <text:p>NBA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A and (tS(M2&lt;=-10,N=5)&gt;=3 or tS(M3&lt;=-10,N=5)&gt;=3 or tS(margin&lt;=-10,N=5)&gt;=3) and -0.5&gt;= line&gt;=-4.5 and playoffs=0</text:p>
          </table:table-cell>
          <table:table-cell office:value-type="string" calcext:value-type="string">
            <text:p><text:a xlink:href="http://sportsdatabase.com/nba/query?output=default&amp;sdql=A+and+(tS(M2%3C=-10,N=5)%3E=3+or+tS(M3%3C=-10,N=5)%3E=3+or+tS(margin%3C=-10,N=5)%3E=3)+and+-0.5%3E=+line%3E=-4.5+and+playoffs=0&amp;submit=++S+D+Q+L+!++" xlink:type="simple">Link</text:a></text:p>
          </table:table-cell>
          <table:table-cell office:value-type="string" calcext:value-type="string">
            <text:p>Play small road favorite when last 5 games getting beaten badly 3 or more of last 5 gam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81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AF and (o:rest+op:rest+opp:rest+oppp:rest)&lt;=2 and (game number)&gt;15 and line&gt;-11 and playoffs=0</text:p>
          </table:table-cell>
          <table:table-cell office:value-type="string" calcext:value-type="string">
            <text:p><text:a xlink:href="http://sportsdatabase.com/nba/query?output=default&amp;sdql=AF+and+(o:rest+op:rest+opp:rest+oppp:rest)%3C=2+and+(game+number)%3E15+and+line%3E-11+and+playoffs=0&amp;submit=++S+D+Q+L+!++" xlink:type="simple">Link</text:a></text:p>
          </table:table-cell>
          <table:table-cell office:value-type="string" calcext:value-type="string">
            <text:p>Play away fav against a team with little rest over the past 4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-3&lt;=line&lt;=3 and p:H and rest&gt;0 and p:margin&gt;9 and P:W and P:season=season and playoffs=0</text:p>
          </table:table-cell>
          <table:table-cell office:value-type="string" calcext:value-type="string">
            <text:p><text:a xlink:href="http://sportsdatabase.com/nba/query?output=default&amp;sdql=A+and+-3%3C=line%3C=3+and+p:H+and+rest%3E0+and+p:margin%3E9+and+P:W+and+P:season=season+and+playoffs=0&amp;submit=++S+D+Q+L+!++" xlink:type="simple">Link</text:a></text:p>
          </table:table-cell>
          <table:table-cell office:value-type="string" calcext:value-type="string">
            <text:p>Big sample, not sure why works, maybe use as supporting query?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89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percentage" office:value="0.794" calcext:value-type="percentage">
            <text:p>79.40%</text:p>
          </table:table-cell>
          <table:table-cell office:value-type="string" calcext:value-type="string">
            <text:p>P:A and P:margin&lt;=-20 and P:season=season and p:F and p:margin&lt;=-14 and playoffs=0</text:p>
          </table:table-cell>
          <table:table-cell office:value-type="string" calcext:value-type="string">
            <text:p><text:a xlink:href="http://sportsdatabase.com/nba/query?output=default&amp;sdql=P:A+and+P:margin%3C=-20+and+P:season=season+and+p:F+and+p:margin%3C=-14+and+playoffs=0&amp;submit=++S+D+Q+L+!++" xlink:type="simple">Link</text:a></text:p>
          </table:table-cell>
          <table:table-cell office:value-type="string" calcext:value-type="string">
            <text:p>Small sample size- Play team who got killed in previous matchup and lost big in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91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HD and p:H and p:margin&lt;-11 and (op:margin)&gt;14 and playoffs=0</text:p>
          </table:table-cell>
          <table:table-cell office:value-type="string" calcext:value-type="string">
            <text:p><text:a xlink:href="http://sportsdatabase.com/nba/query?output=default&amp;sdql=HD+and+p:H+and+p:margin%3C-11+and+(op:margin)%3E14+and+playoffs=0&amp;submit=++S+D+Q+L+!++" xlink:type="simple">Link</text:a></text:p>
          </table:table-cell>
          <table:table-cell office:value-type="string" calcext:value-type="string">
            <text:p>Play home dog who lost big last game and opponent won big in their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BA9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percentage" office:value="0.636" calcext:value-type="percentage">
            <text:p>63.60%</text:p>
          </table:table-cell>
          <table:table-cell office:value-type="string" calcext:value-type="string">
            <text:p>H and line&lt;-15 and p:L and rest&gt;0 and playoffs=0</text:p>
          </table:table-cell>
          <table:table-cell office:value-type="string" calcext:value-type="string">
            <text:p><text:a xlink:href="http://sportsdatabase.com/nba/query?output=default&amp;sdql=H+and+line%3C-15+and+p:L+and+rest%3E0+and+playoffs=0&amp;submit=++S+D+Q+L+!++" xlink:type="simple">Link</text:a></text:p>
          </table:table-cell>
          <table:table-cell office:value-type="string" calcext:value-type="string">
            <text:p>Play big favorite coming off a loss and on some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00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op:H and opp:A and oppp:A and opppp:A and oppppp:A and rest&gt;1 and playoffs=0</text:p>
          </table:table-cell>
          <table:table-cell office:value-type="string" calcext:value-type="string">
            <text:p><text:a xlink:href="http://sportsdatabase.com/nba/query?output=default&amp;sdql=op:H+and+opp:A+and+oppp:A+and+opppp:A+and+oppppp:A+and+rest%3E1+and+playoffs=0&amp;submit=++S+D+Q+L+!++" xlink:type="simple">Link</text:a></text:p>
          </table:table-cell>
          <table:table-cell table:style-name="ce22" office:value-type="string" calcext:value-type="string">
            <text:p>Use as supporting q? Play a rested team against a team coming off H,A,A,A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5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percentage" office:value="0.644" calcext:value-type="percentage">
            <text:p>64.40%</text:p>
          </table:table-cell>
          <table:table-cell office:value-type="string" calcext:value-type="string">
            <text:p>AF and p:W and p:streak=-3 and rest&lt;2 and playoffs=0</text:p>
          </table:table-cell>
          <table:table-cell office:value-type="string" calcext:value-type="string">
            <text:p><text:a xlink:href="http://sportsdatabase.com/nba/query?output=default&amp;sdql=AF+and+p:W+and+p:streak=-3+and+rest%3C2+and+playoffs=0&amp;submit=++S+D+Q+L+!++" xlink:type="simple">Link</text:a></text:p>
          </table:table-cell>
          <table:table-cell office:value-type="string" calcext:value-type="string">
            <text:p>AF who broke a 3 game losing streak in prior matchu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7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A and tA(points) &gt;= 103 and p:M2&lt;-16 and playoffs=0</text:p>
          </table:table-cell>
          <table:table-cell office:value-type="string" calcext:value-type="string">
            <text:p><text:a xlink:href="http://sportsdatabase.com/nba/query?output=default&amp;sdql=A+and+tA(points)+%3E=+103+and+p:M2%3C-16+and+playoffs=0&amp;submit=++S+D+Q+L+!++" xlink:type="simple">Link</text:a></text:p>
          </table:table-cell>
          <table:table-cell office:value-type="string" calcext:value-type="string">
            <text:p>Play away team getting their butt kicked in previous game at halftime and scores more than 103 avera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AF and p:W and p:streak&lt;=-2 and playoffs=0</text:p>
          </table:table-cell>
          <table:table-cell office:value-type="string" calcext:value-type="string">
            <text:p><text:a xlink:href="http://sportsdatabase.com/nba/query?output=default&amp;sdql=AF+and+p:W+and+p:streak%3C=-2+and+playoffs=0&amp;submit=++S+D+Q+L+!++" xlink:type="simple">Link</text:a></text:p>
          </table:table-cell>
          <table:table-cell office:value-type="string" calcext:value-type="string">
            <text:p>Use as supporting q? Play away fav coming off a win breaking a losing streak of 2 games or m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0</text:p>
          </table:table-cell>
          <table:table-cell office:value-type="string" calcext:value-type="string">
            <text:p>zeeman21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percentage" office:value="0.638" calcext:value-type="percentage">
            <text:p>63.80%</text:p>
          </table:table-cell>
          <table:table-cell office:value-type="string" calcext:value-type="string">
            <text:p>AF and op:HW and op:margin&lt;4 and o:WP&lt;47 and (game number)&gt;15 and playoffs=0</text:p>
          </table:table-cell>
          <table:table-cell office:value-type="string" calcext:value-type="string">
            <text:p><text:a xlink:href="http://sportsdatabase.com/nba/query?output=default&amp;sdql=AF+and+op:HW+and+op:margin%3C4+and+o:WP%3C47+and+(game+number)%3E15+and+playoffs=0&amp;submit=++S+D+Q+L+!++" xlink:type="simple">Link</text:a></text:p>
          </table:table-cell>
          <table:table-cell office:value-type="string" calcext:value-type="string">
            <text:p>Lower WP the better – Play away fav against subpar team off close home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4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po:points&gt;107 and ppo:points&gt;107 and opo:points&lt;91 and op:A and line&gt;-6 and playoffs=0</text:p>
          </table:table-cell>
          <table:table-cell office:value-type="string" calcext:value-type="string">
            <text:p><text:a xlink:href="http://sportsdatabase.com/nba/query?output=default&amp;sdql=po:points%3E107+and+ppo:points%3E107+and+opo:points%3C91+and+op:A+and+line%3E-6+and+playoffs=0&amp;submit=++S+D+Q+L+!++" xlink:type="simple">Link</text:a></text:p>
          </table:table-cell>
          <table:table-cell office:value-type="string" calcext:value-type="string">
            <text:p>Previous 2 opponents scored &gt;107 and opponent's previous opponent less than 91 at h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5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AF and op:L and o:rest=0 and season&gt;2004</text:p>
          </table:table-cell>
          <table:table-cell office:value-type="string" calcext:value-type="string">
            <text:p><text:a xlink:href="http://sportsdatabase.com/nba/query?output=default&amp;sdql=AF+and+op:L+and+o:rest=0+and+season%3E2004&amp;submit=++S+D+Q+L+!++" xlink:type="simple">Link</text:a></text:p>
          </table:table-cell>
          <table:table-cell office:value-type="string" calcext:value-type="string">
            <text:p>Use as supporting q? Away fav against opponent who lost last game and has no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AF and (p:ats margin)&lt;0 and tA(points in the paint)&gt;otA(points in the paint) and tA(dps)&gt;otA(dps) and tA(turnovers)&lt;otA(turnovers) and rest&gt;0 and (game number)&gt;9</text:p>
          </table:table-cell>
          <table:table-cell office:value-type="string" calcext:value-type="string">
            <text:p><text:a xlink:href="http://sportsdatabase.com/nba/query?output=default&amp;sdql=AF+and+(p:ats+margin)%3C0+and+tA(points+in+the+paint)%3EotA(points+in+the+paint)+and+tA(dps)%3EotA(dps)+and+tA(turnovers)%3CotA(turnovers)+and+rest%3E0+and+(game+number)%3E9&amp;submit=++S+D+Q+L+!++" xlink:type="simple">Link</text:a></text:p>
          </table:table-cell>
          <table:table-cell office:value-type="string" calcext:value-type="string">
            <text:p>Away fav coming off ats loss and better at basketbal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21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F and P:season=season and P:L and op:W and division!=o:division and playoffs=0</text:p>
          </table:table-cell>
          <table:table-cell office:value-type="string" calcext:value-type="string">
            <text:p><text:a xlink:href="http://sportsdatabase.com/nba/query?output=default&amp;sdql=AF+and+P:season=season+and+P:L+and+op:W+and+division!=o:division+and+playoffs=0&amp;submit=++S+D+Q+L+!++" xlink:type="simple">Link</text:a></text:p>
          </table:table-cell>
          <table:table-cell office:value-type="string" calcext:value-type="string">
            <text:p>Play away fav nondivisional game where last matchup was loss and opp coming off a win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42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op:margin&lt;-8 and op:line&lt;-5 and 50&lt;o:WP&lt;65 and WP&gt;50 and (game number)&gt;15 and line&lt;4 and playoffs=0</text:p>
          </table:table-cell>
          <table:table-cell office:value-type="string" calcext:value-type="string">
            <text:p><text:a xlink:href="http://sportsdatabase.com/nba/query?output=default&amp;sdql=op:margin%3C-8+and+op:line%3C-5+and+50%3Co:WP%3C65+and+WP%3E50+and+(game+number)%3E15+and+line%3C4+and+playoffs=0&amp;submit=++S+D+Q+L+!++" xlink:type="simple">Link</text:a></text:p>
          </table:table-cell>
          <table:table-cell office:value-type="string" calcext:value-type="string">
            <text:p>Play against good team coming off game as big favorites who lost bi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0</text:p>
          </table:table-cell>
          <table:table-cell office:value-type="string" calcext:value-type="string">
            <text:p>hyahy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 and op:AWD and conference=Western and o:conference=Eastern and o:WP&lt;60 and (game number)&gt;15 and playoffs=0 and season&gt;2000</text:p>
          </table:table-cell>
          <table:table-cell office:value-type="string" calcext:value-type="string">
            <text:p><text:a xlink:href="http://sportsdatabase.com/nba/query?output=default&amp;sdql=A+and+op:AWD+and+conference=Western+and+o:conference=Eastern+and+o:WP%3C60+and+(game+number)%3E15+and+playoffs=0+and+season%3E2000&amp;submit=++S+D+Q+L+!++" xlink:type="simple">Link</text:a></text:p>
          </table:table-cell>
          <table:table-cell office:value-type="string" calcext:value-type="string">
            <text:p>Play away western conf team again eastern conf team coming off away win as a do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6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line&lt;-6 and WP&lt;=35 and (game number)&gt;20 and season&gt;2000 and playoffs=0</text:p>
          </table:table-cell>
          <table:table-cell office:value-type="string" calcext:value-type="string">
            <text:p><text:a xlink:href="http://sportsdatabase.com/nba/query?output=default&amp;sdql=line%3C-6+and+WP%3C=35+and+(game+number)%3E20+and+season%3E2000+and+playoffs=0&amp;submit=++S+D+Q+L+!++" xlink:type="simple">Link</text:a></text:p>
          </table:table-cell>
          <table:table-cell office:value-type="string" calcext:value-type="string">
            <text:p>Play a bad team as a pretty big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37</text:p>
          </table:table-cell>
          <table:table-cell office:value-type="string" calcext:value-type="string">
            <text:p>dmitean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F and (o:site streak)&gt;=3 and o:rest=0 and p:U and playoffs=0</text:p>
          </table:table-cell>
          <table:table-cell office:value-type="string" calcext:value-type="string">
            <text:p><text:a xlink:href="http://sportsdatabase.com/nba/query?output=default&amp;sdql=HF+and+(o:site+streak)%3E=3+and+o:rest=0+and+p:U+and+playoffs=0&amp;submit=++S+D+Q+L+!++" xlink:type="simple">Link</text:a></text:p>
          </table:table-cell>
          <table:table-cell office:value-type="string" calcext:value-type="string">
            <text:p>Play home fav where last game went under against team on site streak w/ no rest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1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(op:site streak)&lt;=-4 and op:HL and p:U and playoffs=0</text:p>
          </table:table-cell>
          <table:table-cell office:value-type="string" calcext:value-type="string">
            <text:p><text:a xlink:href="http://sportsdatabase.com/nba/query?output=default&amp;sdql=(op:site+streak)%3C=-4+and+op:HL+and+p:U+and+playoffs=0&amp;submit=++S+D+Q+L+!++" xlink:type="simple">Link</text:a></text:p>
          </table:table-cell>
          <table:table-cell office:value-type="string" calcext:value-type="string">
            <text:p>Play against team coming off long road streak where last game was a home lo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8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percentage" office:value="0.573" calcext:value-type="percentage">
            <text:p>57.30%</text:p>
          </table:table-cell>
          <table:table-cell office:value-type="string" calcext:value-type="string">
            <text:p>AF and oA(points)&gt;98.5 and op:points&lt;100 and opp:points&lt;100 and (game number)&gt;15 and line&gt;=-7</text:p>
          </table:table-cell>
          <table:table-cell office:value-type="string" calcext:value-type="string">
            <text:p><text:a xlink:href="http://sportsdatabase.com/nba/query?output=default&amp;sdql=AF+and+oA(points)%3E98.5+and+op:points%3C100+and+opp:points%3C100+and+(game+number)%3E15+and+line%3E=-7&amp;submit=++S+D+Q+L+!++" xlink:type="simple">Link</text:a></text:p>
          </table:table-cell>
          <table:table-cell office:value-type="string" calcext:value-type="string">
            <text:p>Play AF and opp avg more than 98.5 pts and opp prev two went under 100 and line 0 to -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3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percentage" office:value="0.667" calcext:value-type="percentage">
            <text:p>66.70%</text:p>
          </table:table-cell>
          <table:table-cell office:value-type="string" calcext:value-type="string">
            <text:p>F and P:AW and P:margin&gt;=9 and op:HL and op:margin&gt;-4</text:p>
          </table:table-cell>
          <table:table-cell office:value-type="string" calcext:value-type="string">
            <text:p><text:a xlink:href="http://sportsdatabase.com/nba/query?output=default&amp;sdql=F+and+P:AW+and+P:margin%3E=9+and+op:HL+and+op:margin%3E-4&amp;submit=++S+D+Q+L+!++" xlink:type="simple">Link</text:a></text:p>
          </table:table-cell>
          <table:table-cell office:value-type="string" calcext:value-type="string">
            <text:p>Play favorite who won on the road in previous matchup with same team and opp coming off close home los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6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percentage" office:value="0.661" calcext:value-type="percentage">
            <text:p>66.10%</text:p>
          </table:table-cell>
          <table:table-cell office:value-type="string" calcext:value-type="string">
            <text:p>p:W and tS(W)-(tS(W)/1.3)&lt;oS(W) and p:TPM*3/p:points + p:points in the paint/p:points &gt; .76 and op:margin&gt;-2 and playoffs=0</text:p>
          </table:table-cell>
          <table:table-cell office:value-type="string" calcext:value-type="string">
            <text:p><text:a xlink:href="http://sportsdatabase.com/nba/query?output=default&amp;sdql=p:W+and+tS(W)-(tS(W)/1.3)%3CoS(W)+and+p:TPM*3/p:points+++p:points+in+the+paint/p:points+%3E+.76+and+op:margin%3E-2+and+playoffs=0&amp;submit=++S+D+Q+L+!++" xlink:type="simple">Link</text:a></text:p>
          </table:table-cell>
          <table:table-cell office:value-type="string" calcext:value-type="string">
            <text:p>This one has big sample and big win rate...not spent time to decipher ye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7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H and o:streak&gt;=5 and o:rest=0 and -2.5&lt;=line&lt;=8 and playoffs=0</text:p>
          </table:table-cell>
          <table:table-cell office:value-type="string" calcext:value-type="string">
            <text:p><text:a xlink:href="http://sportsdatabase.com/nba/query?output=default&amp;sdql=H+and+o:streak%3E=5+and+o:rest=0+and+-2.5%3C=line%3C=8+and+playoffs=0&amp;submit=++S+D+Q+L+!++" xlink:type="simple">Link</text:a></text:p>
          </table:table-cell>
          <table:table-cell office:value-type="string" calcext:value-type="string">
            <text:p>Play home team against team on 5 game or more win streak on no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9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percentage" office:value="0.825" calcext:value-type="percentage">
            <text:p>82.50%</text:p>
          </table:table-cell>
          <table:table-cell office:value-type="string" calcext:value-type="string">
            <text:p>D and p:F and (p:margin)&lt;-10 and op:L and (op:ats margin)&gt;0 and playoffs=0</text:p>
          </table:table-cell>
          <table:table-cell office:value-type="string" calcext:value-type="string">
            <text:p><text:a xlink:href="http://sportsdatabase.com/nba/query?output=default&amp;sdql=D+and+p:F+and+(p:margin)%3C-10+and+op:L+and+(op:ats+margin)%3E0+and+playoffs=0&amp;submit=++S+D+Q+L+!++" xlink:type="simple">Link</text:a></text:p>
          </table:table-cell>
          <table:table-cell office:value-type="string" calcext:value-type="string">
            <text:p>Small sample size-Play dog coming off big loss as a favorite against opp coming off a loss but beat the spread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percentage" office:value="0.833" calcext:value-type="percentage">
            <text:p>83.30%</text:p>
          </table:table-cell>
          <table:table-cell office:value-type="string" calcext:value-type="string">
            <text:p>A and (site streak)&lt;=-2 and rest&gt;2 and o:rest=1 and playoffs=0</text:p>
          </table:table-cell>
          <table:table-cell office:value-type="string" calcext:value-type="string">
            <text:p><text:a xlink:href="http://sportsdatabase.com/nba/query?output=default&amp;sdql=A+and+(site+streak)%3C=-2+and+rest%3E2+and+o:rest=1+and+playoffs=0&amp;submit=++S+D+Q+L+!++" xlink:type="simple">Link</text:a></text:p>
          </table:table-cell>
          <table:table-cell office:value-type="string" calcext:value-type="string">
            <text:p>SSS-Play away team on road trip on more than 2 day srest and opponent on 1 day rest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5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percentage" office:value="0.599" calcext:value-type="percentage">
            <text:p>59.90%</text:p>
          </table:table-cell>
          <table:table-cell office:value-type="string" calcext:value-type="string">
            <text:p>AF and tS(site!=p:site,N=6)&gt;=5 and line&gt;=-8 and o:rest&gt;0 and op:A and playoffs=0</text:p>
          </table:table-cell>
          <table:table-cell office:value-type="string" calcext:value-type="string">
            <text:p><text:a xlink:href="http://sportsdatabase.com/nba/query?output=default&amp;sdql=AF+and+tS(site!=p:site,N=6)%3E=5+and+line%3E=-8+and+o:rest%3E0+and+op:A+and+playoffs=0&amp;submit=++S+D+Q+L+!++" xlink:type="simple">Link</text:a></text:p>
          </table:table-cell>
          <table:table-cell office:value-type="string" calcext:value-type="string">
            <text:p>Play AF that's been traveling a lot in the past 6 games against opp playing at least 2<text:span text:style-name="T1">nd</text:span> home game in a r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66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AF and p:margin&gt;=7 and p:division=po:division and op:HL and playoffs=0</text:p>
          </table:table-cell>
          <table:table-cell office:value-type="string" calcext:value-type="string">
            <text:p><text:a xlink:href="http://sportsdatabase.com/nba/query?output=default&amp;sdql=AF+and+p:margin%3E=7+and+p:division=po:division+and+op:HL+and+playoffs=0&amp;submit=++S+D+Q+L+!++" xlink:type="simple">Link</text:a></text:p>
          </table:table-cell>
          <table:table-cell office:value-type="string" calcext:value-type="string">
            <text:p>Play AF coming off a good win against divisional opponent and opp coming off HL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HF and op:HDL and P:A and (P:ats margin)&gt;=7.5 and P:season=season and playoffs=0</text:p>
          </table:table-cell>
          <table:table-cell office:value-type="string" calcext:value-type="string">
            <text:p><text:a xlink:href="http://sportsdatabase.com/nba/query?output=default&amp;sdql=HF+and+op:HDL+and+P:A+and+(P:ats+margin)%3E=7.5+and+P:season=season+and+playoffs=0&amp;submit=++S+D+Q+L+!++" xlink:type="simple">Link</text:a></text:p>
          </table:table-cell>
          <table:table-cell office:value-type="string" calcext:value-type="string">
            <text:p>Play HF against opponent coming off HDL who beat spread a lot in last matchup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HF and -1&lt;=(WP-o:WP)&lt;=7 and (game number)&gt;12 and o:rest=0 and rest&gt;0 and op:HW and playoffs=0</text:p>
          </table:table-cell>
          <table:table-cell office:value-type="string" calcext:value-type="string">
            <text:p><text:a xlink:href="http://sportsdatabase.com/nba/query?output=default&amp;sdql=HF+and+-1%3C=(WP-o:WP)%3C=7+and+(game+number)%3E12+and+o:rest=0+and+rest%3E0+and+op:HW+and+playoffs=0&amp;submit=++S+D+Q+L+!++" xlink:type="simple">Link</text:a></text:p>
          </table:table-cell>
          <table:table-cell office:value-type="string" calcext:value-type="string">
            <text:p>Play HF against similar opponent on rest and opponent with no rest off a H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op:biggest lead&lt;7 and op:WF and p:L</text:p>
          </table:table-cell>
          <table:table-cell office:value-type="string" calcext:value-type="string">
            <text:p><text:a xlink:href="http://sportsdatabase.com/nba/query?output=default&amp;sdql=op:biggest+lead%3C7+and+op:WF+and+p:L&amp;submit=++S+D+Q+L+!++" xlink:type="simple">Link</text:a></text:p>
          </table:table-cell>
          <table:table-cell office:value-type="string" calcext:value-type="string">
            <text:p>Play against team coming off hard fought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percentage" office:value="0.593" calcext:value-type="percentage">
            <text:p>59.30%</text:p>
          </table:table-cell>
          <table:table-cell office:value-type="string" calcext:value-type="string">
            <text:p>opo:assists&gt;25 and op:W and op:total&gt;200 and p:L and playoffs=0</text:p>
          </table:table-cell>
          <table:table-cell office:value-type="string" calcext:value-type="string">
            <text:p><text:a xlink:href="http://sportsdatabase.com/nba/query?output=default&amp;sdql=opo:assists%3E25+and+op:W+and+op:total%3E200+and+p:L+and+playoffs=0&amp;submit=++S+D+Q+L+!++" xlink:type="simple">Link</text:a></text:p>
          </table:table-cell>
          <table:table-cell office:value-type="string" calcext:value-type="string">
            <text:p>Play against team whose last opp had more than 25 assists but they still w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po:turnovers&lt;=5 and p:L and p:margin&lt;=-4</text:p>
          </table:table-cell>
          <table:table-cell office:value-type="string" calcext:value-type="string">
            <text:p><text:a xlink:href="http://sportsdatabase.com/nba/query?output=default&amp;sdql=po:turnovers%3C=5+and+p:L+and+p:margin%3C=-4&amp;submit=++S+D+Q+L+!++" xlink:type="simple">Link</text:a></text:p>
          </table:table-cell>
          <table:table-cell office:value-type="string" calcext:value-type="string">
            <text:p>Play team who lost because opponent had fewer than 5 turnov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A and opo:FTP&lt;55 and op:W and p:L and playoffs=0</text:p>
          </table:table-cell>
          <table:table-cell office:value-type="string" calcext:value-type="string">
            <text:p><text:a xlink:href="http://sportsdatabase.com/nba/query?output=default&amp;sdql=A+and+opo:FTP%3C55+and+op:W+and+p:L+and+playoffs=0&amp;submit=++S+D+Q+L+!++" xlink:type="simple">Link</text:a></text:p>
          </table:table-cell>
          <table:table-cell office:value-type="string" calcext:value-type="string">
            <text:p>Play away team whose next opponent won prior game due to other teams poor Ft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op:fouls&lt;15 and op:A and o:WP&lt;50 and (game number)&gt;12</text:p>
          </table:table-cell>
          <table:table-cell office:value-type="string" calcext:value-type="string">
            <text:p><text:a xlink:href="http://sportsdatabase.com/nba/query?output=default&amp;sdql=op:fouls%3C15+and+op:A+and+o:WP%3C50+and+(game+number)%3E12&amp;submit=++S+D+Q+L+!++" xlink:type="simple">Link</text:a></text:p>
          </table:table-cell>
          <table:table-cell office:value-type="string" calcext:value-type="string">
            <text:p>Play against subpar team coming off away game where they commit less than 15 fouls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oA(o:points+points)&gt;200 and (game number)&gt;=45 and o:WP&lt;40 and op:W and playoffs=0</text:p>
          </table:table-cell>
          <table:table-cell office:value-type="string" calcext:value-type="string">
            <text:p><text:a xlink:href="http://sportsdatabase.com/nba/query?output=default&amp;sdql=oA(o:points+points)%3E200+and+(game+number)%3E=45+and+o:WP%3C40+and+op:W+and+playoffs=0&amp;submit=++S+D+Q+L+!++" xlink:type="simple">Link</text:a></text:p>
          </table:table-cell>
          <table:table-cell office:value-type="string" calcext:value-type="string">
            <text:p>Play against bad team averaging 200+ points late in the season coming off a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>
            <text:p>TOTALS PLAY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577" calcext:value-type="percentage">
            <text:p>57.70%</text:p>
          </table:table-cell>
          <table:table-cell office:value-type="string" calcext:value-type="string">
            <text:p>p:fast break points &lt;= 3 and p:W and rest&lt;5</text:p>
          </table:table-cell>
          <table:table-cell office:value-type="string" calcext:value-type="string">
            <text:p><text:a xlink:href="http://sportsdatabase.com/nba/query?output=default&amp;sdql=p:fast+break+points+%3C=+3+and+p:W+and+rest%3C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total &gt;= 200 and tS(ats margin&gt;0,N=4)=3 and o:WP&gt;50 and WP&gt;=75</text:p>
          </table:table-cell>
          <table:table-cell office:value-type="string" calcext:value-type="string">
            <text:p><text:a xlink:href="http://sportsdatabase.com/nba/query?output=default&amp;sdql=total+%3E=+200+and+tS(ats+margin%3E0,N=4)=3+and+o:WP%3E50+and+WP%3E=7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12" calcext:value-type="percentage">
            <text:p>61.20%</text:p>
          </table:table-cell>
          <table:table-cell office:value-type="string" calcext:value-type="string">
            <text:p>streak&gt;=3 and p:margin+pp:margin+ppp:margin&lt;=13 and playoffs=0</text:p>
          </table:table-cell>
          <table:table-cell office:value-type="string" calcext:value-type="string">
            <text:p><text:a xlink:href="http://sportsdatabase.com/nba/query?output=default&amp;sdql=streak%3E=3+and+p:margin+pp:margin+ppp:margin%3C=13+and+playoffs=0&amp;submit=++S+D+Q+L+!++" xlink:type="simple">Link</text:a>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A and streak&gt;=3 and p:margin+pp:margin+ppp:margin&gt;=60 and playoffs=0</text:p>
          </table:table-cell>
          <table:table-cell office:value-type="string" calcext:value-type="string">
            <text:p><text:a xlink:href="http://sportsdatabase.com/nba/query?output=default&amp;sdql=A+and+streak%3E=3+and+p:margin+pp:margin+ppp:margin%3E=60+and+playoffs=0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19" calcext:value-type="percentage">
            <text:p>61.90%</text:p>
          </table:table-cell>
          <table:table-cell office:value-type="string" calcext:value-type="string">
            <text:p>streak&lt;=-3 and p:margin+pp:margin+ppp:margin&gt;-12</text:p>
          </table:table-cell>
          <table:table-cell office:value-type="string" calcext:value-type="string">
            <text:p><text:a xlink:href="http://sportsdatabase.com/nba/query?output=default&amp;sdql=streak%3C=-3+and+p:margin+pp:margin+ppp:margin%3E-12&amp;submit=++S+D+Q+L+!++" xlink:type="simple">Link</text:a></text:p>
          </table:table-cell>
          <table:table-cell office:value-type="string" calcext:value-type="string">
            <text:p>OVER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streak&lt;=-3 and p:margin+pp:margin+ppp:margin&lt;=-60 and D</text:p>
          </table:table-cell>
          <table:table-cell office:value-type="string" calcext:value-type="string">
            <text:p><text:a xlink:href="http://sportsdatabase.com/nba/query?output=default&amp;sdql=streak%3C=-3+and+p:margin+pp:margin+ppp:margin%3C=-60+and+D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 table:number-rows-repeated="104849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AABB" table:style-name="ta1" table:print="false">
        <table:table-column table:style-name="co11" table:number-columns-repeated="2" table:default-cell-style-name="Default"/>
        <table:table-column table:style-name="co12" table:default-cell-style-name="ce37"/>
        <table:table-column table:style-name="co13" table:default-cell-style-name="Default"/>
        <table:table-column table:style-name="co10" table:default-cell-style-name="ce20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51" calcext:value-type="percentage">
            <text:p>65.10%</text:p>
          </table:table-cell>
          <table:table-cell office:value-type="string" calcext:value-type="string">
            <text:p>A and op:H and p:free throws made&gt;=29 and not C</text:p>
          </table:table-cell>
          <table:table-cell office:value-type="string" calcext:value-type="string">
            <text:p><text:a xlink:href="http://sportsdatabase.com/ncaabb/query?output=default&amp;sdql=A+and+op%3AH+and+p%3Afree+throws+made%3E%3D29+and+not+C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(ou streak&lt;-1 and o:ou streak&lt;-1) or ou streak&lt;-2) and o:rest&gt;=5 and rest&gt;=5</text:p>
          </table:table-cell>
          <table:table-cell office:value-type="string" calcext:value-type="string">
            <text:p><text:a xlink:href="http://sportsdatabase.com/ncaabb/query?output=default&amp;sdql=((ou+streak%3C-1+and+o%3Aou+streak%3C-1)+or+ou+streak%3C-2)+and+o%3Arest%3E%3D5+and+rest%3E%3D5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31" calcext:value-type="percentage">
            <text:p>63.10%</text:p>
          </table:table-cell>
          <table:table-cell office:value-type="string" calcext:value-type="string">
            <text:p>CD and op:points-p:points&gt;=42 and not p:F</text:p>
          </table:table-cell>
          <table:table-cell office:value-type="string" calcext:value-type="string">
            <text:p><text:a xlink:href="http://sportsdatabase.com/ncaabb/query?output=default&amp;sdql=CD+and+op%3Apoints-p%3Apoints%3E%3D42+and+not+p%3AF" xlink:type="simple">text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game number&gt;=5 and p:wins=0 and p:W</text:p>
          </table:table-cell>
          <table:table-cell office:value-type="string" calcext:value-type="string">
            <text:p><text:a xlink:href="http://sportsdatabase.com/ncaabb/query?output=default&amp;sdql=game+number%3E%3D5+and+p%3Awins%3D0+and+p%3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H and streak&gt;=9 and losses&lt;=3 and rank is None and o:rank is None and not op:DW and not op:FL</text:p>
          </table:table-cell>
          <table:table-cell office:value-type="string" calcext:value-type="string">
            <text:p><text:a xlink:href="http://sportsdatabase.com/ncaabb/query?output=default&amp;sdql=H+and+streak%3E%3D9+and+losses%3C%3D3+and+rank+is+None+and+o%3Arank+is+None+and+not+op%3ADW+and+not+op%3AFL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Average(o:ats margin@team,N=7)&gt;9 and HF and season&gt;=2014</text:p>
          </table:table-cell>
          <table:table-cell office:value-type="string" calcext:value-type="string">
            <text:p><text:a xlink:href="http://sportsdatabase.com/ncaabb/query?output=default&amp;sdql=Average(o%3Aats+margin%40team%2CN%3D7)%3E9+and+HF+and+season%3E%3D201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28" calcext:value-type="percentage">
            <text:p>62.80%</text:p>
          </table:table-cell>
          <table:table-cell office:value-type="string" calcext:value-type="string">
            <text:p>H and opp:margin&lt;-30 and op:W and op:line&gt;=-6</text:p>
          </table:table-cell>
          <table:table-cell office:value-type="string" calcext:value-type="string">
            <text:p><text:a xlink:href="http://sportsdatabase.com/ncaabb/query?output=default&amp;sdql=H+and+opp%3Amargin%3C-30+and+op%3AW+and+op%3Aline%3E%3D-6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C and op:field goals made&gt;opo:field goals made and op:fouls&gt;opo:fouls+10</text:p>
          </table:table-cell>
          <table:table-cell office:value-type="string" calcext:value-type="string">
            <text:p><text:a xlink:href="http://sportsdatabase.com/ncaabb/query?output=default&amp;sdql=AC+and+op%3Afield+goals+made%3Eopo%3Afield+goals+made+and+op%3Afouls%3Eopo%3Afouls%2B1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32" calcext:value-type="percentage">
            <text:p>63.20%</text:p>
          </table:table-cell>
          <table:table-cell office:value-type="string" calcext:value-type="string">
            <text:p>p:field goals made&gt;po:field goals made+5 and po:field goals attempted&gt;p:field goals attempted+10 and not AD and month!=1</text:p>
          </table:table-cell>
          <table:table-cell office:value-type="string" calcext:value-type="string">
            <text:p><text:a xlink:href="http://sportsdatabase.com/ncaabb/query?output=default&amp;sdql=p%3Afield+goals+made%3Epo%3Afield+goals+made%2B5+and+po%3Afield+goals+attempted%3Ep%3Afield+goals+attempted%2B10+and+not+AD+and+month!%3D1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H and p:margin&gt;op:margin+10 and p:line&gt;op:line+10 and month!=11</text:p>
          </table:table-cell>
          <table:table-cell office:value-type="string" calcext:value-type="string">
            <text:p><text:a xlink:href="http://sportsdatabase.com/ncaabb/query?output=default&amp;sdql=H+and+p%3Amargin%3Eop%3Amargin%2B10+and+p%3Aline%3Eop%3Aline%2B10+and+month!%3D11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date" office:date-value="2018-11-10" calcext:value-type="date">
            <text:p>11/10/18</text:p>
          </table:table-cell>
          <table:table-cell office:value-type="percentage" office:value="0.579" calcext:value-type="percentage">
            <text:p>57.90%</text:p>
          </table:table-cell>
          <table:table-cell table:style-name="ce22" office:value-type="string" calcext:value-type="string">
            <text:p>(H or AF) and ou streak&gt;3 and o:ou streak&gt;1 and not op:AL</text:p>
          </table:table-cell>
          <table:table-cell office:value-type="string" calcext:value-type="string">
            <text:p><text:a xlink:href="http://sportsdatabase.com/ncaabb/query?output=default&amp;sdql=(H+or+AF)+and+ou+streak%3E3+and+o%3Aou+streak%3E1+and+not+op%3AAL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 and line&gt;10 and total&gt;125 and rest-o:rest in [-1,0,1,2] and not op:AW</text:p>
          </table:table-cell>
          <table:table-cell office:value-type="string" calcext:value-type="string">
            <text:p><text:a xlink:href="http://sportsdatabase.com/ncaabb/query?output=default&amp;sdql=H+and+line%3E10+and+total%3E125+and+rest-o%3Arest+in+[-1%2C0%2C1%2C2]+and+not+o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p:overtime&gt;=1 and (rest-o:rest&lt;=-3 or rest-o:rest&gt;=3) and month!=3</text:p>
          </table:table-cell>
          <table:table-cell office:value-type="string" calcext:value-type="string">
            <text:p><text:a xlink:href="http://sportsdatabase.com/ncaabb/query?output=default&amp;sdql=p%3Aovertime%3E%3D1+and+(rest-o%3Arest%3C%3D-3+or+rest-o%3Arest%3E%3D3)+and+month!%3D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p:overtime&gt;=1 and rest=0</text:p>
          </table:table-cell>
          <table:table-cell office:value-type="string" calcext:value-type="string">
            <text:p><text:a xlink:href="http://sportsdatabase.com/ncaabb/query?output=default&amp;sdql=p%3Aovertime%3E%3D1+and+rest%3D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 and tS(L,N=5)=4 and WP&lt;=28 and (140&lt;=total&lt;=145)</text:p>
          </table:table-cell>
          <table:table-cell office:value-type="string" calcext:value-type="string">
            <text:p><text:a xlink:href="http://sportsdatabase.com/ncaabb/query?output=default&amp;sdql=A+and+tS(L%2CN%3D5)%3D4+and+WP%3C%3D28+and+(140%3C%3Dtotal%3C%3D145)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09" calcext:value-type="percentage">
            <text:p>60.90%</text:p>
          </table:table-cell>
          <table:table-cell office:value-type="string" calcext:value-type="string">
            <text:p>(p:three pointers made/p:three pointers attempted)&gt;0.6 and p:three pointers attempted&gt;6 and D and p:A</text:p>
          </table:table-cell>
          <table:table-cell office:value-type="string" calcext:value-type="string">
            <text:p><text:a xlink:href="http://sportsdatabase.com/ncaabb/query?output=default&amp;sdql=(p%3Athree+pointers+made%2Fp%3Athree+pointers+attempted)%3E0.6+and+p%3Athree+pointers+attempted%3E6+and+D+and+p%3AA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rest=0 and o:rest=0 and (F or HD) and p:AW</text:p>
          </table:table-cell>
          <table:table-cell office:value-type="string" calcext:value-type="string">
            <text:p><text:a xlink:href="http://sportsdatabase.com/ncaabb/query?output=default&amp;sdql=rest%3D0+and+o%3Arest%3D0+and+(F+or+HD)+and+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98" calcext:value-type="percentage">
            <text:p>59.80%</text:p>
          </table:table-cell>
          <table:table-cell office:value-type="string" calcext:value-type="string">
            <text:p>streak&gt;=3 and tS(margin,N=3)&lt;=13 and p:H and not HD</text:p>
          </table:table-cell>
          <table:table-cell office:value-type="string" calcext:value-type="string">
            <text:p><text:a xlink:href="http://sportsdatabase.com/ncaabb/query?output=default&amp;sdql=streak%3E%3D3+and+tS(margin%2CN%3D3)%3C%3D13+and+p%3AH+and+not+HD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streak&lt;=-4 and tA(margin,N=4)&lt;=-16 and op:H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H+and+D+and+season%3E%3D201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treak&lt;=-4 and tA(margin,N=4)&lt;=-16 and op:A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A+and+D+and+season%3E%3D2013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F and p:line is None and op:O and p:points&gt;=73 and p:HW</text:p>
          </table:table-cell>
          <table:table-cell office:value-type="string" calcext:value-type="string">
            <text:p><text:a xlink:href="http://sportsdatabase.com/ncaabb/query?output=default&amp;sdql=F+and+p%3Aline+is+None+and+op%3AO+and+p%3Apoints%3E%3D73+and+p%3AHW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p:points*2&lt;op:points and not HD</text:p>
          </table:table-cell>
          <table:table-cell office:value-type="string" calcext:value-type="string">
            <text:p><text:a xlink:href="http://sportsdatabase.com/ncaabb/query?output=default&amp;sdql=p%3Apoints*2%3Cop%3Apoints+and+not+HD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708" calcext:value-type="percentage">
            <text:p>70.80%</text:p>
          </table:table-cell>
          <table:table-cell office:value-type="string" calcext:value-type="string">
            <text:p>AF and streak&gt;=3 and 51&lt;=WP&lt;=60 and o:WP&lt;45 and o:rest&lt;4</text:p>
          </table:table-cell>
          <table:table-cell office:value-type="string" calcext:value-type="string">
            <text:p><text:a xlink:href="http://sportsdatabase.com/ncaabb/query?output=default&amp;sdql=AF+and+streak%3E%3D3+and+51%3C%3DWP%3C%3D60+and+o%3AWP%3C45+and+o%3Arest%3C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6" office:value-type="date" office:date-value="2018-11-13" calcext:value-type="date">
            <text:p>11/13/1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season&gt;=2016 and o:conference in [SEC,P12,IVY,MISSV,B12,B10] and team in [WFRST,VIRG,SYR,PITT,MIAFL,LOUVI,GATEC,FSU,CLEM,BC]</text:p>
          </table:table-cell>
          <table:table-cell office:value-type="string" calcext:value-type="string">
            <text:p><text:a xlink:href="http://sportsdatabase.com/ncaabb/query?output=default&amp;sdql=season%3E%3D2016+and+o%3Aconference+in+[SEC%2CP12%2CIVY%2CMISSV%2CB12%2CB10]+and+team+in+[WFRST%2CVIRG%2CSYR%2CPITT%2CMIAFL%2CLOUVI%2CGATEC%2CFSU%2CCLEM%2CBC]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6" office:value-type="date" office:date-value="2018-11-16" calcext:value-type="date">
            <text:p>11/16/18</text:p>
          </table:table-cell>
          <table:table-cell table:style-name="ce38" office:value-type="percentage" office:value="0.622" calcext:value-type="percentage">
            <text:p>62.20%</text:p>
          </table:table-cell>
          <table:table-cell office:value-type="string" calcext:value-type="string">
            <text:p>o:conference=A10 and not C and season&gt;=2015 and o:team not in [VCU,MASS] and not o:F and month!=3</text:p>
          </table:table-cell>
          <table:table-cell office:value-type="string" calcext:value-type="string">
            <text:p><text:a xlink:href="http://sportsdatabase.com/ncaabb/query?output=default&amp;sdql=o%3Aconference%3DA10+and+not+C+and+season%3E%3D2015+and+o%3Ateam+not+in+[VCU%2CMASS]+and+not+o%3AF+and+month!%3D3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6" office:value-type="date" office:date-value="2018-11-16" calcext:value-type="date">
            <text:p>11/16/18</text:p>
          </table:table-cell>
          <table:table-cell table:style-name="ce38" office:value-type="percentage" office:value="0.575" calcext:value-type="percentage">
            <text:p>57.50%</text:p>
          </table:table-cell>
          <table:table-cell office:value-type="string" calcext:value-type="string">
            <text:p>o:conference=BIGW and not C and F and rest-o:rest&gt;=0 and o:team not in [UCDAV,HAW]</text:p>
          </table:table-cell>
          <table:table-cell office:value-type="string" calcext:value-type="string">
            <text:p><text:a xlink:href="http://sportsdatabase.com/ncaabb/query?output=default&amp;sdql=o%3Aconference%3DBIGW+and+not+C+and+F+and+rest-o%3Arest%3E%3D0+and+o%3Ateam+not+in+[UCDAV%2CHAW]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6" office:value-type="date" office:date-value="2018-11-14" calcext:value-type="date">
            <text:p>11/14/18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 and team in [NM,WYOM] and not C</text:p>
          </table:table-cell>
          <table:table-cell office:value-type="string" calcext:value-type="string">
            <text:p><text:a xlink:href="http://sportsdatabase.com/ncaabb/query?output=default&amp;sdql=H+and+team+in+[NM%2CWYOM]+and+not+C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High elevation angl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5"/>
        </table:table-row>
        <table:table-row table:style-name="ro4">
          <table:table-cell/>
          <table:table-cell table:style-name="ce24"/>
          <table:table-cell/>
          <table:table-cell table:style-name="ce3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9"/>
          <table:table-cell table:number-columns-repeated="3"/>
        </table:table-row>
        <table:table-row table:style-name="ro4" table:number-rows-repeated="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24"/>
          <table:table-cell table:number-columns-repeated="3"/>
        </table:table-row>
        <table:table-row table:style-name="ro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FL" table:style-name="ta1" table:print="false">
        <table:table-column table:style-name="co11" table:default-cell-style-name="Default"/>
        <table:table-column table:style-name="co11" table:default-cell-style-name="ce16"/>
        <table:table-column table:style-name="co10" table:default-cell-style-name="ce3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((tA(turnovers,N=3)-oA(turnovers,N=3)&lt;=-1.7) or (tA(turnovers,N=4)-oA(turnovers,N=4)&lt;=-1.5) or (tA(turnovers,N=5)-oA(turnovers,N=5)&lt;=-1.35)) and season&gt;2010</text:p>
          </table:table-cell>
          <table:table-cell office:value-type="string" calcext:value-type="string">
            <text:p><text:a xlink:href="http://sportsdatabase.com/nfl/query?output=default&amp;sdql=((tA(turnovers%2CN%3D3)-oA(turnovers%2CN%3D3)%3C%3D-1.7)+or+(tA(turnovers%2CN%3D4)-oA(turnovers%2CN%3D4)%3C%3D-1.5)+or+(tA(turnovers%2CN%3D5)-oA(turnovers%2CN%3D5)%3C%3D-1.35))+and+season%3E2010" xlink:type="simple">link</text:a></text:p>
          </table:table-cell>
          <table:table-cell office:value-type="string" calcext:value-type="string">
            <text:p>Play a team that has had a better turnover margin last several gam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day=Thursday and HF</text:p>
          </table:table-cell>
          <table:table-cell office:value-type="string" calcext:value-type="string">
            <text:p><text:a xlink:href="http://sportsdatabase.com/nfl/query?output=default&amp;sdql=day%3DThursday+and+HF" xlink:type="simple">link</text:a></text:p>
          </table:table-cell>
          <table:table-cell office:value-type="string" calcext:value-type="string">
            <text:p>Thursday night games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12-12" calcext:value-type="date">
            <text:p>12/12/18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42&lt;total&lt;49.5 and p:turnovers&gt;3</text:p>
          </table:table-cell>
          <table:table-cell office:value-type="string" calcext:value-type="string">
            <text:p><text:a xlink:href="http://sportsdatabase.com/nfl/query?output=default&amp;sdql=H+and+42%3Ctotal%3C49.5+and+p%3Aturnovers%3E3" xlink:type="simple">link</text:a></text:p>
          </table:table-cell>
          <table:table-cell office:value-type="string" calcext:value-type="string">
            <text:p>Stronger if it's a divisional game</text:p>
          </table:table-cell>
          <table:table-cell/>
        </table:table-row>
      </table:table>
      <table:table table:name="NCAAFB" table:style-name="ta1">
        <table:table-column table:style-name="co11" table:number-columns-repeated="2" table:default-cell-style-name="Default"/>
        <table:table-column table:style-name="co10" table:default-cell-style-name="ce19"/>
        <table:table-column table:style-name="co18" table:default-cell-style-name="Default"/>
        <table:table-column table:style-name="co16" table:default-cell-style-name="ce20"/>
        <table:table-column table:style-name="co19" table:default-cell-style-name="ce20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21" office:value-type="string" calcext:value-type="string">
            <text:p>TYPE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o:WP&lt;35 and C and -17&gt;=line&gt;=-25 and week&gt;10</text:p>
          </table:table-cell>
          <table:table-cell office:value-type="string" calcext:value-type="string">
            <text:p><text:a xlink:href="http://killersports.com/ncaafb/query?sdql=o%3AWP%3C35+and+C+and+-17%3E%3Dline%3E%3D-25+and+week%3E10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ADC and season&gt;=2016 and 3&lt;=line&lt;=13 and conference in [USA,SBC,MWC,MAC,B12,ACC]</text:p>
          </table:table-cell>
          <table:table-cell office:value-type="string" calcext:value-type="string">
            <text:p><text:a xlink:href="http://killersports.com/ncaafb/query?sdql=ADC+and+season%3E%3D2016+and+3%3C%3Dline%3C%3D13+and+conference+in+[USA%2CSBC%2CMWC%2CMAC%2CB12%2CACC]" xlink:type="simple">link</text:a></text:p>
          </table:table-cell>
          <table:table-cell table:number-columns-repeated="2" office:value-type="string" calcext:value-type="string">
            <text:p>ATS &amp; UN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p:AL and p:line&lt;=-5 and -24&gt;=p:margin</text:p>
          </table:table-cell>
          <table:table-cell office:value-type="string" calcext:value-type="string">
            <text:p><text:a xlink:href="http://killersports.com/ncaafb/query?sdql=p%3AAL+and+p%3Aline%3C%3D-5+and+-24%3E%3Dp%3Amargin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date" office:date-value="2018-11-14" calcext:value-type="date">
            <text:p>11/14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week in [11,12] and season&gt;=2008 and (tS(ats margin&gt;0) / (tS(W)+tS(L)))&gt;=0.75 and (A or D)</text:p>
          </table:table-cell>
          <table:table-cell office:value-type="string" calcext:value-type="string">
            <text:p><text:a xlink:href="http://sportsdatabase.com/ncaafb/query?output=default&amp;sdql=week+in+[11%2C12]+and+season%3E%3D2008+and+(tS(ats+margin%3E0)+%2F+(tS(W)%2BtS(L)))%3E%3D0.75+and+(A+or+D)" xlink:type="simple">link</text:a></text:p>
          </table:table-cell>
          <table:table-cell office:value-type="string" calcext:value-type="string">
            <text:p>A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HL" table:style-name="ta1">
        <table:table-column table:style-name="co10" table:default-cell-style-name="Default"/>
        <table:table-column table:style-name="co10" table:default-cell-style-name="ce37"/>
        <table:table-column table:style-name="co20" table:default-cell-style-name="Default"/>
        <table:table-column table:style-name="co16" table:default-cell-style-name="ce20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ROI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14" calcext:value-type="percentage">
            <text:p>11.40%</text:p>
          </table:table-cell>
          <table:table-cell office:value-type="string" calcext:value-type="string">
            <text:p>AF and p:HFL and season&gt;=2014</text:p>
          </table:table-cell>
          <table:table-cell office:value-type="string" calcext:value-type="string">
            <text:p><text:a xlink:href="http://sportsdatabase.com/nhl/query?output=default&amp;sdql=AF+and+p%3AHF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HF and p:goals&lt;=1 and op:goals&gt;=3 and p:L and season&gt;=2014</text:p>
          </table:table-cell>
          <table:table-cell office:value-type="string" calcext:value-type="string">
            <text:p><text:a xlink:href="http://sportsdatabase.com/nhl/query?output=default&amp;sdql=HF+and+p%3Agoals%3C%3D1+and+op%3Agoals%3E%3D3+and+p%3AL+and+season%3E%3D2014" xlink:type="simple">link</text:a></text:p>
          </table:table-cell>
          <table:table-cell office:value-type="string" calcext:value-type="string">
            <text:p>ML, Better the more they lost by in the previous ga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29" calcext:value-type="percentage">
            <text:p>12.90%</text:p>
          </table:table-cell>
          <table:table-cell office:value-type="string" calcext:value-type="string">
            <text:p>AF and tS(L,N=7)&gt;=5 and season&gt;=2014</text:p>
          </table:table-cell>
          <table:table-cell office:value-type="string" calcext:value-type="string">
            <text:p><text:a xlink:href="http://sportsdatabase.com/nhl/query?output=default&amp;sdql=AF+and+tS(L%2CN%3D7)%3E%3D5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09" calcext:value-type="percentage">
            <text:p>10.90%</text:p>
          </table:table-cell>
          <table:table-cell table:style-name="ce22" office:value-type="string" calcext:value-type="string">
            <text:p>F and op:UDW and o:line&lt;150 and (op:goals+opo:goals)&gt;2 and season&gt;=2014</text:p>
          </table:table-cell>
          <table:table-cell office:value-type="string" calcext:value-type="string">
            <text:p><text:a xlink:href="http://sportsdatabase.com/nhl/query?output=default&amp;sdql=F+and+op%3AUDW+and+o%3Aline%3C150+and+(op%3Agoals%2Bopo%3Agoals)%3E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A and op:streak&gt;=3 and op:AL and season&gt;=2014</text:p>
          </table:table-cell>
          <table:table-cell office:value-type="string" calcext:value-type="string">
            <text:p><text:a xlink:href="http://sportsdatabase.com/nhl/query?output=default&amp;sdql=A+and+op%3Astreak%3E%3D3+and+op%3A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26" calcext:value-type="percentage">
            <text:p>12.60%</text:p>
          </table:table-cell>
          <table:table-cell office:value-type="string" calcext:value-type="string">
            <text:p>HF and o:streak&gt;=2 and op:goals&lt;4 and opp:goals&lt;4 and season&gt;=2014</text:p>
          </table:table-cell>
          <table:table-cell office:value-type="string" calcext:value-type="string">
            <text:p><text:a xlink:href="http://sportsdatabase.com/nhl/query?output=default&amp;sdql=HF+and+o%3Astreak%3E%3D2+and+op%3Agoals%3C4+and+opp%3Agoals%3C4+and+season%3E%3D2014" xlink:type="simple">link</text:a></text:p>
          </table:table-cell>
          <table:table-cell office:value-type="string" calcext:value-type="string">
            <text:p>ML, Stro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108" calcext:value-type="percentage">
            <text:p>10.80%</text:p>
          </table:table-cell>
          <table:table-cell office:value-type="string" calcext:value-type="string">
            <text:p>WP&lt;45 and o:WP&gt;45 and op:L and month=10 and season&gt;=2014</text:p>
          </table:table-cell>
          <table:table-cell office:value-type="string" calcext:value-type="string">
            <text:p><text:a xlink:href="http://sportsdatabase.com/nhl/query?output=default&amp;sdql=WP%3C45+and+o%3AWP%3E45+and+op%3AL+and+month%3D10+and+season%3E%3D2014" xlink:type="simple">link</text:a></text:p>
          </table:table-cell>
          <table:table-cell office:value-type="string" calcext:value-type="string">
            <text:p>ML,was no good in 2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634" calcext:value-type="percentage">
            <text:p>63.40%</text:p>
          </table:table-cell>
          <table:table-cell office:value-type="string" calcext:value-type="string">
            <text:p>total=5 and rest&gt;=4 and season&gt;=2014</text:p>
          </table:table-cell>
          <table:table-cell office:value-type="string" calcext:value-type="string">
            <text:p><text:a xlink:href="http://sportsdatabase.com/nhl/query?output=default&amp;sdql=total%3D5+and+rest%3E%3D4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52" calcext:value-type="percentage">
            <text:p>65.20%</text:p>
          </table:table-cell>
          <table:table-cell office:value-type="string" calcext:value-type="string">
            <text:p>total=5 and p:ADL and 145&lt;line&lt;190 and season&gt;=2014</text:p>
          </table:table-cell>
          <table:table-cell office:value-type="string" calcext:value-type="string">
            <text:p><text:a xlink:href="http://sportsdatabase.com/nhl/query?output=default&amp;sdql=total%3D5+and+p%3AADL+and+145%3Cline%3C190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54" calcext:value-type="percentage">
            <text:p>15.40%</text:p>
          </table:table-cell>
          <table:table-cell office:value-type="string" calcext:value-type="string">
            <text:p>A and streak&lt;=-2 and p:shots on goal&gt;po:shots on goal and pp:shots on goal&gt;ppo:shots on goal and season&gt;=2014</text:p>
          </table:table-cell>
          <table:table-cell office:value-type="string" calcext:value-type="string">
            <text:p><text:a xlink:href="http://sportsdatabase.com/nhl/query?output=default&amp;sdql=A+and+streak%3C%3D-2+and+p%3Ashots+on+goal%3Epo%3Ashots+on+goal+and+pp%3Ashots+on+goal%3Eppo%3Ashots+on+go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175" calcext:value-type="percentage">
            <text:p>17.50%</text:p>
          </table:table-cell>
          <table:table-cell office:value-type="string" calcext:value-type="string">
            <text:p>H and p:margin&lt;=-3 and op:division=opo:division and rest&lt;3 and season&gt;=2014</text:p>
          </table:table-cell>
          <table:table-cell office:value-type="string" calcext:value-type="string">
            <text:p><text:a xlink:href="http://sportsdatabase.com/nhl/query?output=default&amp;sdql=H+and+p%3Amargin%3C%3D-3+and+op%3Adivision%3Dopo%3Adivision+and+rest%3C3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565" calcext:value-type="percentage">
            <text:p>56.50%</text:p>
          </table:table-cell>
          <table:table-cell office:value-type="string" calcext:value-type="string">
            <text:p>H and tA(penalty minutes)&lt;11.3 and oA(penalty minutes)&lt;11.3 and total&gt;5 and tA(shots on goal)+otA(shots on goal)&lt;58.8 and season&gt;=2014</text:p>
          </table:table-cell>
          <table:table-cell office:value-type="string" calcext:value-type="string">
            <text:p><text:a xlink:href="http://sportsdatabase.com/nhl/query?output=default&amp;sdql=H+and+tA(penalty+minutes)%3C11.3+and+oA(penalty+minutes)%3C11.3+and+total%3E5+and+tA(shots+on+goal)%2BotA(shots+on+goal)%3C58.8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06" calcext:value-type="percentage">
            <text:p>10.60%</text:p>
          </table:table-cell>
          <table:table-cell office:value-type="string" calcext:value-type="string">
            <text:p>streak&lt;=-5 and op:L and season&gt;=2014</text:p>
          </table:table-cell>
          <table:table-cell office:value-type="string" calcext:value-type="string">
            <text:p><text:a xlink:href="http://sportsdatabase.com/nhl/query?output=default&amp;sdql=streak%3C%3D-5+and+op%3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672" calcext:value-type="percentage">
            <text:p>67.20%</text:p>
          </table:table-cell>
          <table:table-cell office:value-type="string" calcext:value-type="string">
            <text:p>HF and conference!=o:conference and po:goals=0 and op:goals&gt;=2 and season&gt;=2014</text:p>
          </table:table-cell>
          <table:table-cell office:value-type="string" calcext:value-type="string">
            <text:p><text:a xlink:href="http://sportsdatabase.com/nhl/query?output=default&amp;sdql=HF+and+conference!%3Do%3Aconference+and+po%3Agoals%3D0+and+season%3E%3D2014+and+op%3Agoals%3E%3D2" xlink:type="simple">link</text:a></text:p>
          </table:table-cell>
          <table:table-cell office:value-type="string" calcext:value-type="string">
            <text:p>UNDER, small sample siz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623" calcext:value-type="percentage">
            <text:p>62.30%</text:p>
          </table:table-cell>
          <table:table-cell office:value-type="string" calcext:value-type="string">
            <text:p>F and p:goals&lt;=1 and pp:goals&lt;=1 and conference=o:conference and season&gt;=2014</text:p>
          </table:table-cell>
          <table:table-cell office:value-type="string" calcext:value-type="string">
            <text:p><text:a xlink:href="http://sportsdatabase.com/nhl/query?output=default&amp;sdql=F+and+p%3Agoals%3C%3D1+and+pp%3Agoals%3C%3D1+and+conference%3Do%3Aconference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H and site streak&lt;=-3 and o:site streak&lt;=-3 and total&gt;5 and season&gt;=2014</text:p>
          </table:table-cell>
          <table:table-cell office:value-type="string" calcext:value-type="string">
            <text:p><text:a xlink:href="http://sportsdatabase.com/nhl/query?output=default&amp;sdql=H+and+site+streak%3C%3D-3+and+o%3Asite+streak%3C%3D-3+and+total%3E5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132" calcext:value-type="percentage">
            <text:p>13.20%</text:p>
          </table:table-cell>
          <table:table-cell office:value-type="string" calcext:value-type="string">
            <text:p>H and 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H+and+tS(goals%3C%3D2%2CN%3D3)%3D3+and+tS(o%3Agoals%3E%3D4%2CN%3D2)%3D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tS(goals%3C%3D2%2CN%3D3)%3D3+and+tS(o%3Agoals%3E%3D4%2CN%3D2)%3D2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rest=0 and p:overtime=1 and o:rest&lt;=2 and season&gt;=2014</text:p>
          </table:table-cell>
          <table:table-cell office:value-type="string" calcext:value-type="string">
            <text:p><text:a xlink:href="http://sportsdatabase.com/nhl/query?output=default&amp;sdql=rest%3D0+and+p%3Aovertime%3D1+and+o%3Arest%3C%3D2+and+season%3E%3D2014" xlink:type="simple">link</text:a></text:p>
          </table:table-cell>
          <table:table-cell office:value-type="string" calcext:value-type="string">
            <text:p>UNDER, nice solid query with big sam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233" calcext:value-type="percentage">
            <text:p>23.3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091" calcext:value-type="percentage">
            <text:p>9.10%</text:p>
          </table:table-cell>
          <table:table-cell office:value-type="string" calcext:value-type="string">
            <text:p>op:power play goals&gt;=2 and 1&lt;=op:margin&lt;=3 and AD and p:L and season&gt;=2014</text:p>
          </table:table-cell>
          <table:table-cell office:value-type="string" calcext:value-type="string">
            <text:p><text:a xlink:href="http://sportsdatabase.com/nhl/query?output=default&amp;sdql=op%3Apower+play+goals%3E%3D2+and+1%3C%3Dop%3Amargin%3C%3D3+and+AD+and+p%3AL+and+season%3E%3D2014" xlink:type="simple">link</text:a></text:p>
          </table:table-cell>
          <table:table-cell office:value-type="string" calcext:value-type="string">
            <text:p>ML, possibly weak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LB" table:style-name="ta1"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Date Added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16" calcext:value-type="date">
            <text:p>11/16/18</text:p>
          </table:table-cell>
          <table:table-cell office:value-type="string" calcext:value-type="string">
            <text:p>season&gt;=2013 and HF and p:WOW and p:SF&gt;=1</text:p>
          </table:table-cell>
          <table:table-cell table:style-name="ce20" office:value-type="string" calcext:value-type="string">
            <text:p><text:a xlink:href="http://sportsdatabase.com/mlb/query?output=default&amp;su=1&amp;ou=1&amp;sdql=season%3E%3D2013+and+HF+and+p%3AWOW+and+p%3ASF%3E%3D1" xlink:type="simple">link</text:a></text:p>
          </table:table-cell>
          <table:table-cell office:value-type="string" calcext:value-type="string">
            <text:p>After a walk of w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20:21:25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50M53S</meta:editing-duration>
    <meta:editing-cycles>311</meta:editing-cycles>
    <meta:generator>LibreOffice/6.0.7.3$Windows_X86_64 LibreOffice_project/dc89aa7a9eabfd848af146d5086077aeed2ae4a5</meta:generator>
    <dc:date>2018-12-12T20:26:35.622000000</dc:date>
    <meta:document-statistic meta:table-count="7" meta:cell-count="900" meta:object-count="0"/>
    <meta:user-defined meta:name="Info 1"/>
    <meta:user-defined meta:name="Info 2"/>
    <meta:user-defined meta:name="Info 3"/>
    <meta:user-defined meta:name="Info 4"/>
  </office:meta>
</office:document-meta>
</file>